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22"/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J33">
        <table:table-column table:style-name="co1" table:default-cell-style-name="ce5"/>
        <table:table-column table:style-name="co1" table:default-cell-style-name="ce9"/>
        <table:table-column table:style-name="co2" table:default-cell-style-name="ce12"/>
        <table:table-column table:style-name="co2" table:default-cell-style-name="ce17"/>
        <table:table-column table:style-name="co2" table:default-cell-style-name="ce12"/>
        <table:table-column table:style-name="co2" table:default-cell-style-name="ce17"/>
        <table:table-column table:style-name="co2" table:default-cell-style-name="ce12"/>
        <table:table-column table:style-name="co2" table:default-cell-style-name="ce17"/>
        <table:table-column table:style-name="co2" table:default-cell-style-name="ce12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oads on girder truss</text:p>
          </table:table-cell>
          <table:covered-table-cell table:style-name="ce6"/>
          <table:covered-table-cell table:number-columns-repeated="7" table:style-name="ce10"/>
          <table:covered-table-cell table:style-name="ce16"/>
          <table:table-cell/>
          <table:table-cell table:style-name="ce14" office:value-type="float" office:value="0.22480894387096" calcext:value-type="float">
            <text:p>0.22</text:p>
          </table:table-cell>
        </table:table-row>
        <table:table-row table:style-name="ro1">
          <table:table-cell table:style-name="ce2"/>
          <table:table-cell table:style-name="ce7"/>
          <table:table-cell table:style-name="ce11" office:value-type="string" calcext:value-type="string" table:number-columns-spanned="2" table:number-rows-spanned="1">
            <text:p>Dead load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Live load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Wind load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Snow load</text:p>
          </table:table-cell>
          <table:covered-table-cell table:style-name="ce16"/>
          <table:table-cell table:number-columns-repeated="2"/>
        </table:table-row>
        <table:table-row table:style-name="ro1">
          <table:table-cell table:style-name="ce3"/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4">
            <text:p>Jack truss number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formula="of:=[.C4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4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4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4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0</text:p>
          </table:table-cell>
          <table:table-cell table:formula="of:=[.C5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5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5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5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0</text:p>
          </table:table-cell>
          <table:table-cell table:formula="of:=[.C6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6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6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6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0</text:p>
          </table:table-cell>
          <table:table-cell table:formula="of:=[.C7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7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7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7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0</text:p>
          </table:table-cell>
          <table:table-cell table:formula="of:=[.C8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8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8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8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0</text:p>
          </table:table-cell>
          <table:table-cell table:formula="of:=[.C9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9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9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9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0</text:p>
          </table:table-cell>
          <table:table-cell table:formula="of:=[.C10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0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0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0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0</text:p>
          </table:table-cell>
          <table:table-cell table:formula="of:=[.C11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1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1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1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0</text:p>
          </table:table-cell>
          <table:table-cell table:formula="of:=[.C12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2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2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2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0</text:p>
          </table:table-cell>
          <table:table-cell table:formula="of:=[.C13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3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3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3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.7" calcext:value-type="float">
            <text:p>2.70</text:p>
          </table:table-cell>
          <table:table-cell table:formula="of:=[.C14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4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4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4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.70</text:p>
          </table:table-cell>
          <table:table-cell table:formula="of:=[.C15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5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5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5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0</text:p>
          </table:table-cell>
          <table:table-cell table:formula="of:=[.C16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6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6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6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0</text:p>
          </table:table-cell>
          <table:table-cell table:formula="of:=[.C17]*[.$L$1]" office:value-type="float" office:value="0.606984148451592" calcext:value-type="float">
            <text:p>0.61</text:p>
          </table:table-cell>
          <table:table-cell office:value-type="float" office:value="-0.5" calcext:value-type="float">
            <text:p>-0.50</text:p>
          </table:table-cell>
          <table:table-cell table:formula="of:=[.E17]*[.$L$1]" office:value-type="float" office:value="-0.11240447193548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formula="of:=[.G17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7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8.6" calcext:value-type="float">
            <text:p>-8.60</text:p>
          </table:table-cell>
          <table:table-cell table:formula="of:=[.C18]*[.$L$1]" office:value-type="float" office:value="-1.93335691729026" calcext:value-type="float">
            <text:p>-1.93</text:p>
          </table:table-cell>
          <table:table-cell office:value-type="float" office:value="5" calcext:value-type="float">
            <text:p>5.00</text:p>
          </table:table-cell>
          <table:table-cell table:formula="of:=[.E18]*[.$L$1]" office:value-type="float" office:value="1.1240447193548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18]*[.$L$1]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[.I18]*[.$L$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 office:value-type="string" calcext:value-type="string">
            <text:p>B</text:p>
          </table:table-cell>
          <table:table-cell table:style-name="ce13" office:value-type="float" office:value="4.15" calcext:value-type="float">
            <text:p>4.15</text:p>
          </table:table-cell>
          <table:table-cell table:style-name="ce18" table:formula="of:=[.C19]*[.$L$1]" office:value-type="float" office:value="0.932957117064484" calcext:value-type="float">
            <text:p>0.93</text:p>
          </table:table-cell>
          <table:table-cell table:style-name="ce13" office:value-type="float" office:value="-24.2" calcext:value-type="float">
            <text:p>-24.20</text:p>
          </table:table-cell>
          <table:table-cell table:style-name="ce18" table:formula="of:=[.E19]*[.$L$1]" office:value-type="float" office:value="-5.44037644167723" calcext:value-type="float">
            <text:p>-5.44</text:p>
          </table:table-cell>
          <table:table-cell table:style-name="ce13" office:value-type="float" office:value="14.3" calcext:value-type="float">
            <text:p>14.30</text:p>
          </table:table-cell>
          <table:table-cell table:style-name="ce18" table:formula="of:=[.G19]*[.$L$1]" office:value-type="float" office:value="3.21476789735473" calcext:value-type="float">
            <text:p>3.21</text:p>
          </table:table-cell>
          <table:table-cell table:style-name="ce13" office:value-type="float" office:value="-22.6" calcext:value-type="float">
            <text:p>-22.60</text:p>
          </table:table-cell>
          <table:table-cell table:style-name="ce18" table:formula="of:=[.I19]*[.$L$1]" office:value-type="float" office:value="-5.0806821314837" calcext:value-type="float">
            <text:p>-5.08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4"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Loads on LVL blind fascia</text:p>
          </table:table-cell>
          <table:covered-table-cell table:style-name="ce10"/>
          <table:covered-table-cell table:number-columns-repeated="4" table:style-name="ce15"/>
          <table:covered-table-cell table:number-columns-repeated="3" table:style-name="ce10"/>
          <table:covered-table-cell table:style-name="ce16"/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style-name="ce11" office:value-type="string" calcext:value-type="string" table:number-columns-spanned="2" table:number-rows-spanned="1">
            <text:p>Dead load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Live load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Wind load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Snow load</text:p>
          </table:table-cell>
          <table:covered-table-cell table:style-name="ce16"/>
          <table:table-cell table:number-columns-repeated="2"/>
        </table:table-row>
        <table:table-row table:style-name="ro1">
          <table:table-cell table:style-name="ce3"/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style-name="ce3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style-name="ce19" office:value-type="string" calcext:value-type="string">
            <text:p>kN (uplift&gt;0)</text:p>
          </table:table-cell>
          <table:table-cell table:style-name="ce8" office:value-type="string" calcext:value-type="string">
            <text:p>kips (uplift&gt;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-[.C19]" office:value-type="float" office:value="-4.15" calcext:value-type="float">
            <text:p>-4.15</text:p>
          </table:table-cell>
          <table:table-cell table:formula="of:=[.C24]*[.$L$1]" office:value-type="float" office:value="-0.932957117064484" calcext:value-type="float">
            <text:p>-0.93</text:p>
          </table:table-cell>
          <table:table-cell table:formula="of:=-[.E19]" office:value-type="float" office:value="24.2" calcext:value-type="float">
            <text:p>24.20</text:p>
          </table:table-cell>
          <table:table-cell table:formula="of:=[.E24]*[.$L$1]" office:value-type="float" office:value="5.44037644167723" calcext:value-type="float">
            <text:p>5.44</text:p>
          </table:table-cell>
          <table:table-cell table:formula="of:=-[.G19]" office:value-type="float" office:value="-14.3" calcext:value-type="float">
            <text:p>-14.30</text:p>
          </table:table-cell>
          <table:table-cell table:formula="of:=[.G24]*[.$L$1]" office:value-type="float" office:value="-3.21476789735473" calcext:value-type="float">
            <text:p>-3.21</text:p>
          </table:table-cell>
          <table:table-cell table:style-name="ce14" table:formula="of:=-[.I19]" office:value-type="float" office:value="22.6" calcext:value-type="float">
            <text:p>22.60</text:p>
          </table:table-cell>
          <table:table-cell table:formula="of:=[.I24]*[.$L$1]" office:value-type="float" office:value="5.0806821314837" calcext:value-type="float">
            <text:p>5.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formula="of:=17.7" office:value-type="float" office:value="17.7" calcext:value-type="float">
            <text:p>17.70</text:p>
          </table:table-cell>
          <table:table-cell table:formula="of:=[.C25]*[.$L$1]" office:value-type="float" office:value="3.97911830651599" calcext:value-type="float">
            <text:p>3.98</text:p>
          </table:table-cell>
          <table:table-cell table:formula="of:=10.7" office:value-type="float" office:value="10.7" calcext:value-type="float">
            <text:p>10.70</text:p>
          </table:table-cell>
          <table:table-cell table:formula="of:=[.E25]*[.$L$1]" office:value-type="float" office:value="2.40545569941927" calcext:value-type="float">
            <text:p>2.41</text:p>
          </table:table-cell>
          <table:table-cell office:value-type="float" office:value="-3.5" calcext:value-type="float">
            <text:p>-3.50</text:p>
          </table:table-cell>
          <table:table-cell table:formula="of:=[.G25]*[.$L$1]" office:value-type="float" office:value="-0.78683130354836" calcext:value-type="float">
            <text:p>-0.79</text:p>
          </table:table-cell>
          <table:table-cell table:style-name="ce14" office:value-type="float" office:value="5.6" calcext:value-type="float">
            <text:p>5.60</text:p>
          </table:table-cell>
          <table:table-cell table:formula="of:=[.I25]*[.$L$1]" office:value-type="float" office:value="1.25893008567738" calcext:value-type="float">
            <text:p>1.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table:formula="of:=[.C25]+([.C$33]-[.C$25])/8" office:value-type="float" office:value="15.8625" calcext:value-type="float">
            <text:p>15.86</text:p>
          </table:table-cell>
          <table:table-cell table:formula="of:=[.C26]*[.$L$1]" office:value-type="float" office:value="3.5660318721531" calcext:value-type="float">
            <text:p>3.57</text:p>
          </table:table-cell>
          <table:table-cell table:formula="of:=[.E25]+([.E$33]-[.E$25])/8" office:value-type="float" office:value="10.2375" calcext:value-type="float">
            <text:p>10.24</text:p>
          </table:table-cell>
          <table:table-cell table:formula="of:=[.E26]*[.$L$1]" office:value-type="float" office:value="2.30148156287895" calcext:value-type="float">
            <text:p>2.30</text:p>
          </table:table-cell>
          <table:table-cell table:formula="of:=[.G25]+([.G$33]-[.G$25])/8" office:value-type="float" office:value="-3.25" calcext:value-type="float">
            <text:p>-3.25</text:p>
          </table:table-cell>
          <table:table-cell table:formula="of:=[.G26]*[.$L$1]" office:value-type="float" office:value="-0.73062906758062" calcext:value-type="float">
            <text:p>-0.73</text:p>
          </table:table-cell>
          <table:table-cell table:style-name="ce14" table:formula="of:=[.I25]+([.I$33]-[.I$25])/8" office:value-type="float" office:value="5.15" calcext:value-type="float">
            <text:p>5.15</text:p>
          </table:table-cell>
          <table:table-cell table:formula="of:=[.I26]*[.$L$1]" office:value-type="float" office:value="1.15776606093544" calcext:value-type="float">
            <text:p>1.16</text:p>
          </table: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table:formula="of:=[.C26]+([.C$33]-[.C$25])/8" office:value-type="float" office:value="14.025" calcext:value-type="float">
            <text:p>14.03</text:p>
          </table:table-cell>
          <table:table-cell table:formula="of:=[.C27]*[.$L$1]" office:value-type="float" office:value="3.15294543779021" calcext:value-type="float">
            <text:p>3.15</text:p>
          </table:table-cell>
          <table:table-cell table:formula="of:=[.E26]+([.E$33]-[.E$25])/8" office:value-type="float" office:value="9.775" calcext:value-type="float">
            <text:p>9.78</text:p>
          </table:table-cell>
          <table:table-cell table:formula="of:=[.E27]*[.$L$1]" office:value-type="float" office:value="2.19750742633863" calcext:value-type="float">
            <text:p>2.20</text:p>
          </table:table-cell>
          <table:table-cell table:formula="of:=[.G26]+([.G$33]-[.G$25])/8" office:value-type="float" office:value="-3" calcext:value-type="float">
            <text:p>-3.00</text:p>
          </table:table-cell>
          <table:table-cell table:formula="of:=[.G27]*[.$L$1]" office:value-type="float" office:value="-0.67442683161288" calcext:value-type="float">
            <text:p>-0.67</text:p>
          </table:table-cell>
          <table:table-cell table:style-name="ce14" table:formula="of:=[.I26]+([.I$33]-[.I$25])/8" office:value-type="float" office:value="4.7" calcext:value-type="float">
            <text:p>4.70</text:p>
          </table:table-cell>
          <table:table-cell table:formula="of:=[.I27]*[.$L$1]" office:value-type="float" office:value="1.05660203619351" calcext:value-type="float">
            <text:p>1.06</text:p>
          </table: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table:formula="of:=[.C27]+([.C$33]-[.C$25])/8" office:value-type="float" office:value="12.1875" calcext:value-type="float">
            <text:p>12.19</text:p>
          </table:table-cell>
          <table:table-cell table:formula="of:=[.C28]*[.$L$1]" office:value-type="float" office:value="2.73985900342732" calcext:value-type="float">
            <text:p>2.74</text:p>
          </table:table-cell>
          <table:table-cell table:formula="of:=[.E27]+([.E$33]-[.E$25])/8" office:value-type="float" office:value="9.3125" calcext:value-type="float">
            <text:p>9.31</text:p>
          </table:table-cell>
          <table:table-cell table:formula="of:=[.E28]*[.$L$1]" office:value-type="float" office:value="2.09353328979831" calcext:value-type="float">
            <text:p>2.09</text:p>
          </table:table-cell>
          <table:table-cell table:formula="of:=[.G27]+([.G$33]-[.G$25])/8" office:value-type="float" office:value="-2.75" calcext:value-type="float">
            <text:p>-2.75</text:p>
          </table:table-cell>
          <table:table-cell table:formula="of:=[.G28]*[.$L$1]" office:value-type="float" office:value="-0.61822459564514" calcext:value-type="float">
            <text:p>-0.62</text:p>
          </table:table-cell>
          <table:table-cell table:style-name="ce14" table:formula="of:=[.I27]+([.I$33]-[.I$25])/8" office:value-type="float" office:value="4.25" calcext:value-type="float">
            <text:p>4.25</text:p>
          </table:table-cell>
          <table:table-cell table:formula="of:=[.I28]*[.$L$1]" office:value-type="float" office:value="0.95543801145158" calcext:value-type="float">
            <text:p>0.96</text:p>
          </table: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formula="of:=[.C28]+([.C$33]-[.C$25])/8" office:value-type="float" office:value="10.35" calcext:value-type="float">
            <text:p>10.35</text:p>
          </table:table-cell>
          <table:table-cell table:formula="of:=[.C29]*[.$L$1]" office:value-type="float" office:value="2.32677256906444" calcext:value-type="float">
            <text:p>2.33</text:p>
          </table:table-cell>
          <table:table-cell table:formula="of:=[.E28]+([.E$33]-[.E$25])/8" office:value-type="float" office:value="8.85" calcext:value-type="float">
            <text:p>8.85</text:p>
          </table:table-cell>
          <table:table-cell table:formula="of:=[.E29]*[.$L$1]" office:value-type="float" office:value="1.989559153258" calcext:value-type="float">
            <text:p>1.99</text:p>
          </table:table-cell>
          <table:table-cell table:formula="of:=[.G28]+([.G$33]-[.G$25])/8" office:value-type="float" office:value="-2.5" calcext:value-type="float">
            <text:p>-2.50</text:p>
          </table:table-cell>
          <table:table-cell table:formula="of:=[.G29]*[.$L$1]" office:value-type="float" office:value="-0.5620223596774" calcext:value-type="float">
            <text:p>-0.56</text:p>
          </table:table-cell>
          <table:table-cell table:style-name="ce14" table:formula="of:=[.I28]+([.I$33]-[.I$25])/8" office:value-type="float" office:value="3.8" calcext:value-type="float">
            <text:p>3.80</text:p>
          </table:table-cell>
          <table:table-cell table:formula="of:=[.I29]*[.$L$1]" office:value-type="float" office:value="0.854273986709648" calcext:value-type="float">
            <text:p>0.85</text:p>
          </table: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table:formula="of:=[.C29]+([.C$33]-[.C$25])/8" office:value-type="float" office:value="8.5125" calcext:value-type="float">
            <text:p>8.51</text:p>
          </table:table-cell>
          <table:table-cell table:formula="of:=[.C30]*[.$L$1]" office:value-type="float" office:value="1.91368613470155" calcext:value-type="float">
            <text:p>1.91</text:p>
          </table:table-cell>
          <table:table-cell table:formula="of:=[.E29]+([.E$33]-[.E$25])/8" office:value-type="float" office:value="8.3875" calcext:value-type="float">
            <text:p>8.39</text:p>
          </table:table-cell>
          <table:table-cell table:formula="of:=[.E30]*[.$L$1]" office:value-type="float" office:value="1.88558501671768" calcext:value-type="float">
            <text:p>1.89</text:p>
          </table:table-cell>
          <table:table-cell table:formula="of:=[.G29]+([.G$33]-[.G$25])/8" office:value-type="float" office:value="-2.25" calcext:value-type="float">
            <text:p>-2.25</text:p>
          </table:table-cell>
          <table:table-cell table:formula="of:=[.G30]*[.$L$1]" office:value-type="float" office:value="-0.50582012370966" calcext:value-type="float">
            <text:p>-0.51</text:p>
          </table:table-cell>
          <table:table-cell table:style-name="ce14" table:formula="of:=[.I29]+([.I$33]-[.I$25])/8" office:value-type="float" office:value="3.35" calcext:value-type="float">
            <text:p>3.35</text:p>
          </table:table-cell>
          <table:table-cell table:formula="of:=[.I30]*[.$L$1]" office:value-type="float" office:value="0.753109961967716" calcext:value-type="float">
            <text:p>0.75</text:p>
          </table: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table:formula="of:=[.C30]+([.C$33]-[.C$25])/8" office:value-type="float" office:value="6.675" calcext:value-type="float">
            <text:p>6.68</text:p>
          </table:table-cell>
          <table:table-cell table:formula="of:=[.C31]*[.$L$1]" office:value-type="float" office:value="1.50059970033866" calcext:value-type="float">
            <text:p>1.50</text:p>
          </table:table-cell>
          <table:table-cell table:formula="of:=[.E30]+([.E$33]-[.E$25])/8" office:value-type="float" office:value="7.925" calcext:value-type="float">
            <text:p>7.93</text:p>
          </table:table-cell>
          <table:table-cell table:formula="of:=[.E31]*[.$L$1]" office:value-type="float" office:value="1.78161088017736" calcext:value-type="float">
            <text:p>1.78</text:p>
          </table:table-cell>
          <table:table-cell table:formula="of:=[.G30]+([.G$33]-[.G$25])/8" office:value-type="float" office:value="-2" calcext:value-type="float">
            <text:p>-2.00</text:p>
          </table:table-cell>
          <table:table-cell table:formula="of:=[.G31]*[.$L$1]" office:value-type="float" office:value="-0.44961788774192" calcext:value-type="float">
            <text:p>-0.45</text:p>
          </table:table-cell>
          <table:table-cell table:style-name="ce14" table:formula="of:=[.I30]+([.I$33]-[.I$25])/8" office:value-type="float" office:value="2.9" calcext:value-type="float">
            <text:p>2.90</text:p>
          </table:table-cell>
          <table:table-cell table:formula="of:=[.I31]*[.$L$1]" office:value-type="float" office:value="0.651945937225784" calcext:value-type="float">
            <text:p>0.65</text:p>
          </table:table-cell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table:formula="of:=[.C31]+([.C$33]-[.C$25])/8" office:value-type="float" office:value="4.8375" calcext:value-type="float">
            <text:p>4.84</text:p>
          </table:table-cell>
          <table:table-cell table:formula="of:=[.C32]*[.$L$1]" office:value-type="float" office:value="1.08751326597577" calcext:value-type="float">
            <text:p>1.09</text:p>
          </table:table-cell>
          <table:table-cell table:formula="of:=[.E31]+([.E$33]-[.E$25])/8" office:value-type="float" office:value="7.4625" calcext:value-type="float">
            <text:p>7.46</text:p>
          </table:table-cell>
          <table:table-cell table:formula="of:=[.E32]*[.$L$1]" office:value-type="float" office:value="1.67763674363704" calcext:value-type="float">
            <text:p>1.68</text:p>
          </table:table-cell>
          <table:table-cell table:formula="of:=[.G31]+([.G$33]-[.G$25])/8" office:value-type="float" office:value="-1.75" calcext:value-type="float">
            <text:p>-1.75</text:p>
          </table:table-cell>
          <table:table-cell table:formula="of:=[.G32]*[.$L$1]" office:value-type="float" office:value="-0.39341565177418" calcext:value-type="float">
            <text:p>-0.39</text:p>
          </table:table-cell>
          <table:table-cell table:style-name="ce14" table:formula="of:=[.I31]+([.I$33]-[.I$25])/8" office:value-type="float" office:value="2.45" calcext:value-type="float">
            <text:p>2.45</text:p>
          </table:table-cell>
          <table:table-cell table:formula="of:=[.I32]*[.$L$1]" office:value-type="float" office:value="0.550781912483852" calcext:value-type="float">
            <text:p>0.55</text:p>
          </table:table-cell>
          <table:table-cell/>
          <table:table-cell table:style-name="ce14"/>
        </table:table-row>
        <table:table-row table:style-name="ro1">
          <table:table-cell table:style-name="ce3"/>
          <table:table-cell table:style-name="ce8" office:value-type="string" calcext:value-type="string">
            <text:p>F9</text:p>
          </table:table-cell>
          <table:table-cell table:style-name="ce13" table:formula="of:=3" office:value-type="float" office:value="3" calcext:value-type="float">
            <text:p>3.00</text:p>
          </table:table-cell>
          <table:table-cell table:style-name="ce18" table:formula="of:=[.C33]*[.$L$1]" office:value-type="float" office:value="0.67442683161288" calcext:value-type="float">
            <text:p>0.67</text:p>
          </table:table-cell>
          <table:table-cell table:style-name="ce13" table:formula="of:=7" office:value-type="float" office:value="7" calcext:value-type="float">
            <text:p>7.00</text:p>
          </table:table-cell>
          <table:table-cell table:style-name="ce18" table:formula="of:=[.E33]*[.$L$1]" office:value-type="float" office:value="1.57366260709672" calcext:value-type="float">
            <text:p>1.57</text:p>
          </table:table-cell>
          <table:table-cell table:style-name="ce13" office:value-type="float" office:value="-1.5" calcext:value-type="float">
            <text:p>-1.50</text:p>
          </table:table-cell>
          <table:table-cell table:style-name="ce18" table:formula="of:=[.G33]*[.$L$1]" office:value-type="float" office:value="-0.33721341580644" calcext:value-type="float">
            <text:p>-0.34</text:p>
          </table:table-cell>
          <table:table-cell table:style-name="ce20" office:value-type="float" office:value="2" calcext:value-type="float">
            <text:p>2.00</text:p>
          </table:table-cell>
          <table:table-cell table:style-name="ce18" table:formula="of:=[.I33]*[.$L$1]" office:value-type="float" office:value="0.44961788774192" calcext:value-type="float">
            <text:p>0.45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2" table:number-columns-repeated="2" table:default-cell-style-name="ce14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=</text:p>
          </table:table-cell>
          <table:table-cell office:value-type="float" office:value="3.5" calcext:value-type="float">
            <text:p>3.50</text:p>
          </table:table-cell>
          <table:table-cell table:style-name="ce21" table:formula="of:=[.B1]*0.0254" office:value-type="float" office:value="0.0889" calcext:value-type="float">
            <text:p>0.089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21" table:formula="of:=[.E1]*0.0254" office:value-type="float" office:value="0.01905" calcext:value-type="float">
            <text:p>0.019</text:p>
          </table:table-cell>
          <table:table-cell/>
          <table:table-cell office:value-type="string" calcext:value-type="string">
            <text:p>CDG</text:p>
          </table:table-cell>
          <table:table-cell table:formula="of:=([.C4]*[.C2]/2+[.C4]*0.6269+[.F4]*0.6554)/([.C4]*2+[.F4])" office:value-type="float" office:value="0.476401923076923" calcext:value-type="float">
            <text:p>0.476401923076923</text:p>
          </table:table-cell>
          <table:table-cell/>
        </table:table-row>
        <table:table-row table:style-name="ro1">
          <table:table-cell office:value-type="string" calcext:value-type="string">
            <text:p>h=</text:p>
          </table:table-cell>
          <table:table-cell office:value-type="float" office:value="1.5" calcext:value-type="float">
            <text:p>1.50</text:p>
          </table:table-cell>
          <table:table-cell table:style-name="ce21" table:formula="of:=[.B2]*0.0254" office:value-type="float" office:value="0.0381" calcext:value-type="float">
            <text:p>0.03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1" table:formula="of:=[.E2]*0.0254" office:value-type="float" office:value="0.3048" calcext:value-type="float">
            <text:p>0.305</text:p>
          </table:table-cell>
          <table:table-cell/>
          <table:table-cell office:value-type="string" calcext:value-type="string">
            <text:p>d1=</text:p>
          </table:table-cell>
          <table:table-cell office:value-type="float" office:value="0.461" calcext:value-type="float">
            <text:p>0.461</text:p>
          </table:table-cell>
          <table:table-cell/>
        </table:table-row>
        <table:table-row table:style-name="ro1">
          <table:table-cell office:value-type="string" calcext:value-type="string">
            <text:p>d=</text:p>
          </table:table-cell>
          <table:table-cell table:formula="of:=(24-2)/2" office:value-type="float" office:value="11" calcext:value-type="float">
            <text:p>11.00</text:p>
          </table:table-cell>
          <table:table-cell table:formula="of:=[.B3]*0.0254" office:value-type="float" office:value="0.2794" calcext:value-type="float">
            <text:p>0.28</text:p>
          </table:table-cell>
          <table:table-cell/>
          <table:table-cell table:style-name="ce14" table:formula="of:=11+1+[.E1]/2" office:value-type="float" office:value="12.375" calcext:value-type="float">
            <text:p>12.38</text:p>
          </table:table-cell>
          <table:table-cell table:style-name="ce14" table:formula="of:=[.E3]*0.0254" office:value-type="float" office:value="0.314325" calcext:value-type="float">
            <text:p>0.31</text:p>
          </table:table-cell>
          <table:table-cell/>
          <table:table-cell office:value-type="string" calcext:value-type="string">
            <text:p>d2=</text:p>
          </table:table-cell>
          <table:table-cell office:value-type="float" office:value="0.1469" calcext:value-type="float">
            <text:p>0.1469</text:p>
          </table:table-cell>
          <table:table-cell/>
        </table:table-row>
        <table:table-row table:style-name="ro1">
          <table:table-cell office:value-type="string" calcext:value-type="string">
            <text:p>A=</text:p>
          </table:table-cell>
          <table:table-cell/>
          <table:table-cell table:style-name="ce22" table:formula="of:=[.C2]*[.C1]" office:value-type="float" office:value="0.00338709" calcext:value-type="float">
            <text:p>3.39E-03</text:p>
          </table:table-cell>
          <table:table-cell office:value-type="string" calcext:value-type="string">
            <text:p>m2</text:p>
          </table:table-cell>
          <table:table-cell/>
          <table:table-cell table:style-name="ce22" table:formula="of:=[.F2]*[.F1]" office:value-type="float" office:value="0.00580644" calcext:value-type="float">
            <text:p>5.81E-0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3=</text:p>
          </table:table-cell>
          <table:table-cell office:value-type="float" office:value="0.1754" calcext:value-type="float">
            <text:p>0.1754</text:p>
          </table:table-cell>
          <table:table-cell/>
        </table:table-row>
        <table:table-row table:style-name="ro1">
          <table:table-cell office:value-type="string" calcext:value-type="string">
            <text:p>i=</text:p>
          </table:table-cell>
          <table:table-cell/>
          <table:table-cell table:style-name="ce22" table:formula="of:=1/12*[.C1]*[.C2]^3" office:value-type="float" office:value="0.000000409727809575" calcext:value-type="float">
            <text:p>409.73E-09</text:p>
          </table:table-cell>
          <table:table-cell office:value-type="string" calcext:value-type="string">
            <text:p>m4</text:p>
          </table:table-cell>
          <table:table-cell/>
          <table:table-cell table:style-name="ce22" table:formula="of:=1/12*[.F1]*[.F2]^3" office:value-type="float" office:value="0.0000449529939648" calcext:value-type="float">
            <text:p>44.95E-06</text:p>
          </table:table-cell>
          <table:table-cell office:value-type="string" calcext:value-type="string">
            <text:p>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=</text:p>
          </table:table-cell>
          <table:table-cell/>
          <table:table-cell table:style-name="ce23" table:formula="of:=2*[.C5]+[.F5]+[.C4]*[.I2]^2+[.C4]*[.I3]^2+[.F4]*[.I4]^2" office:value-type="float" office:value="0.00101732834033925" calcext:value-type="float">
            <text:p>1.02E-03</text:p>
          </table:table-cell>
          <table:table-cell office:value-type="string" calcext:value-type="string">
            <text:p>m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1.25" calcext:value-type="float">
            <text:p>1.25</text:p>
          </table:table-cell>
          <table:table-cell table:formula="of:=[.B8]*0.0254" office:value-type="float" office:value="0.03175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=</text:p>
          </table:table-cell>
          <table:table-cell table:formula="of:=[.C9]/0.0254" office:value-type="float" office:value="12.5046657598398" calcext:value-type="float">
            <text:p>12.50</text:p>
          </table:table-cell>
          <table:table-cell table:formula="of:=([.C6]/[.C8])^(1/3)" office:value-type="float" office:value="0.317618510299931" calcext:value-type="float">
            <text:p>0.3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Girder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2=</text:p>
          </table:table-cell>
          <table:table-cell table:style-name="Default"/>
          <table:table-cell table:style-name="ce22" table:formula="of:=[.C6]+[.C4]*[.I2]^2+[.C4]*[.I3]^2" office:value-type="float" office:value="0.00181024817546415" calcext:value-type="float">
            <text:p>1.81E-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=</text:p>
          </table:table-cell>
          <table:table-cell table:formula="of:=[.B8]" office:value-type="float" office:value="1.25" calcext:value-type="float">
            <text:p>1.25</text:p>
          </table:table-cell>
          <table:table-cell table:formula="of:=[.C8]" office:value-type="float" office:value="0.03175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=</text:p>
          </table:table-cell>
          <table:table-cell table:formula="of:=[.C14]/0.0254" office:value-type="float" office:value="19.0915451197953" calcext:value-type="float">
            <text:p>19.09</text:p>
          </table:table-cell>
          <table:table-cell table:formula="of:=(2*[.C12]/[.C13])^(1/3)" office:value-type="float" office:value="0.484925246042801" calcext:value-type="float">
            <text:p>0.48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=</text:p>
          </table:table-cell>
          <table:table-cell table:style-name="Default" office:value-type="float" office:value="1.75" calcext:value-type="float">
            <text:p>1.75</text:p>
          </table:table-cell>
          <table:table-cell table:style-name="ce21" table:formula="of:=[.B18]*0.0254" office:value-type="float" office:value="0.04445" calcext:value-type="float">
            <text:p>0.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=</text:p>
          </table:table-cell>
          <table:table-cell office:value-type="float" office:value="22" calcext:value-type="float">
            <text:p>22.00</text:p>
          </table:table-cell>
          <table:table-cell table:style-name="ce21" table:formula="of:=[.B19]*0.0254" office:value-type="float" office:value="0.5588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=</text:p>
          </table:table-cell>
          <table:table-cell/>
          <table:table-cell table:style-name="ce22" table:formula="of:=[.C19]*[.C18]" office:value-type="float" office:value="0.02483866" calcext:value-type="float">
            <text:p>24.84E-03</text:p>
          </table:table-cell>
          <table:table-cell office:value-type="string" calcext:value-type="string">
            <text:p>m2</text:p>
          </table:table-cell>
          <table:table-cell table:number-columns-repeated="5"/>
          <table:table-cell table:formula="of:=24*0.0254" office:value-type="float" office:value="0.6096" calcext:value-type="float">
            <text:p>0.6096</text:p>
          </table:table-cell>
        </table:table-row>
        <table:table-row table:style-name="ro1">
          <table:table-cell office:value-type="string" calcext:value-type="string">
            <text:p>i=</text:p>
          </table:table-cell>
          <table:table-cell/>
          <table:table-cell table:style-name="ce22" table:formula="of:=1/12*[.C18]*[.C19]^3" office:value-type="float" office:value="0.000646338032052534" calcext:value-type="float">
            <text:p>646.34E-06</text:p>
          </table:table-cell>
          <table:table-cell office:value-type="string" calcext:value-type="string">
            <text:p>m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XApp</text:p>
        </style:region-left>
        <style:region-center>
          <text:p><text:date style:data-style-name="N2" text:date-value="2019-12-23">00/00/0000</text:date></text:p>
        </style:region-center>
        <style:region-right>
          <text:p>LP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9:16:08.321049102</meta:creation-date>
    <dc:date>2019-12-23T23:20:25.787351409</dc:date>
    <meta:editing-duration>PT1H37M56S</meta:editing-duration>
    <meta:editing-cycles>22</meta:editing-cycles>
    <meta:generator>LibreOffice/6.0.7.3$Linux_X86_64 LibreOffice_project/00m0$Build-3</meta:generator>
    <meta:document-statistic meta:table-count="2" meta:cell-count="328" meta:object-count="0"/>
  </office:meta>
</office:document-meta>
</file>